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officeooo:paragraph-rsid="000a2cc4"/>
    </style:style>
    <style:style style:name="P2" style:family="paragraph" style:parent-style-name="Standard">
      <style:paragraph-properties fo:margin-top="0cm" fo:margin-bottom="0cm" style:contextual-spacing="false" fo:line-height="200%"/>
      <style:text-properties officeooo:rsid="000bcb4d" officeooo:paragraph-rsid="000bcb4d"/>
    </style:style>
    <style:style style:name="P3" style:family="paragraph" style:parent-style-name="Heading_20_1">
      <style:paragraph-properties fo:margin-top="0cm" fo:margin-bottom="0cm" style:contextual-spacing="false" fo:line-height="200%"/>
    </style:style>
    <style:style style:name="P4" style:family="paragraph" style:parent-style-name="Standard">
      <style:paragraph-properties fo:margin-top="0cm" fo:margin-bottom="0cm" style:contextual-spacing="false" fo:line-height="200%"/>
      <style:text-properties officeooo:paragraph-rsid="0012d42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5f86" style:font-size-asian="16pt" style:font-size-complex="16pt"/>
    </style:style>
    <style:style style:name="T3" style:family="text">
      <style:text-properties fo:font-size="16pt" officeooo:rsid="0011cbca" style:font-size-asian="16pt" style:font-size-complex="16pt"/>
    </style:style>
    <style:style style:name="T4" style:family="text">
      <style:text-properties officeooo:rsid="000a2cc4"/>
    </style:style>
    <style:style style:name="T5" style:family="text">
      <style:text-properties officeooo:rsid="000bcb4d"/>
    </style:style>
    <style:style style:name="T6" style:family="text">
      <style:text-properties officeooo:rsid="0011cbca"/>
    </style:style>
    <style:style style:name="T7" style:family="text">
      <style:text-properties officeooo:rsid="0012d4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1">Bridging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2</text:span></text:span><text:span text:style-name="Strong_20_Emphasis"><text:span text:style-name="T1"> and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3</text:span></text:span></text:h>
      <text:p text:style-name="P4"><text:span text:style-name="T7">In Chapters 1 and 2, I showed how the relationships between functional traits and the Eltonian niche of terrestrial vertebrates (</text:span><text:span text:style-name="T4">i.e., relationship to resource and enemies</text:span><text:span text:style-name="T7">) are r</text:span><text:span text:style-name="T6">elatively general</text:span><text:span text:style-name="T4"> across taxa and ecosystems given enough environmental and evolutionary similarities. In these two chapters, I assumed that the niche space (environment and interaction spaces) occupied by species do not change </text:span><text:span text:style-name="T6">over</text:span><text:span text:style-name="T4"> time. However, we know that temporal variations, such as seasonal</text:span><text:span text:style-name="T6">ity</text:span><text:span text:style-name="T4">, in predation, resource availability and climate are ubiquitous in nature. Therefore, species </text:span><text:span text:style-name="T5">are ‘moving’ within their niche space, shifting resources, <text:s/>enemies, and climatic conditions. To minimize this ‘niche movement’ that requires flexibility, some species migrate, creating a energetic trade-off between within niche movement and movement in geographic space.</text:span></text:p>
      <text:p text:style-name="P1"/>
      <text:p text:style-name="P2">In <text:span text:style-name="T6">C</text:span>hapter 3, I explore this trade-off in North American birds. I focus on birds, taking advantage of the large amount of information available for this group. I also focus on movement in climatic space (Grinnellian niche) due to the lack of knowledge on seasonal diet for most species. I investigate how traits influence the trade-off between within niche and geographic movements using weekly distribution data, daily climatic variables, and species-level traits. I also ask how these trait-migrating strategy relationships drive seasonal variations in two well-studied biogeographical patterns: the decline in diversity towards the pole (latitudinal diversity gradient) and the increase in body mass with decreasing temperature (Bergmann’s rul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4T09:57:04.671427635</dc:date>
    <dc:creator>Dominique Caron</dc:creator>
    <meta:editing-duration>PT23M33S</meta:editing-duration>
    <meta:editing-cycles>6</meta:editing-cycles>
    <meta:document-statistic meta:table-count="0" meta:image-count="0" meta:object-count="0" meta:page-count="1" meta:paragraph-count="3" meta:word-count="233" meta:character-count="1626" meta:non-whitespace-character-count="1395"/>
  </office:meta>
</office:document-meta>
</file>